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201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2019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2018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2018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201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2017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2016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2016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2012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2010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2009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200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200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200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200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99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98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9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96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95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94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93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93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9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9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9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91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9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90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89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89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88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88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8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87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87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86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86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86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85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85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84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84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8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8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81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80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80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79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78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77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77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7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75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74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74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73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7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7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70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6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69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68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68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8</text:p>
          </table:table-cell>
          <table:table-cell office:value-type="string" calcext:value-type="string">
            <text:p>1966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61" meta:object-count="0"/>
    <meta:user-defined meta:name="AppVersion">3.0</meta:user-defined>
  </office:meta>
</office:document-meta>
</file>